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785in"/>
    </style:style>
    <style:style style:name="Table1.B" style:family="table-column">
      <style:table-column-properties style:column-width="0.5403in"/>
    </style:style>
    <style:style style:name="Table1.1" style:family="table-row">
      <style:table-row-properties style:min-row-height="0.24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8549in" fo:margin-left="4.0604in" fo:margin-right="0.0097in" table:align="margins"/>
    </style:style>
    <style:style style:name="Table3.A" style:family="table-column">
      <style:table-column-properties style:column-width="2.8549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0.7458in"/>
    </style:style>
    <style:style style:name="Table4.B" style:family="table-column">
      <style:table-column-properties style:column-width="0.1285in"/>
    </style:style>
    <style:style style:name="Table4.C" style:family="table-column">
      <style:table-column-properties style:column-width="6.044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438in" fo:margin-left="0.8715in" fo:margin-right="0.0097in" table:align="margins"/>
    </style:style>
    <style:style style:name="Table5.A" style:family="table-column">
      <style:table-column-properties style:column-width="6.043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444in" fo:margin-left="0.8715in" fo:margin-right="0.009in" table:align="margins"/>
    </style:style>
    <style:style style:name="Table6.A" style:family="table-column">
      <style:table-column-properties style:column-width="2.0965in" style:rel-column-width="22730*"/>
    </style:style>
    <style:style style:name="Table6.B" style:family="table-column">
      <style:table-column-properties style:column-width="0.1667in" style:rel-column-width="1807*"/>
    </style:style>
    <style:style style:name="Table6.C" style:family="table-column">
      <style:table-column-properties style:column-width="3.7813in" style:rel-column-width="4099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0444in" fo:margin-left="0.8715in" fo:margin-right="0.009in" table:align="margins"/>
    </style:style>
    <style:style style:name="Table7.A" style:family="table-column">
      <style:table-column-properties style:column-width="6.044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0444in" fo:margin-left="0.8715in" fo:margin-right="0.009in" table:align="margins"/>
    </style:style>
    <style:style style:name="Table8.A" style:family="table-column">
      <style:table-column-properties style:column-width="6.0444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0444in" fo:margin-left="0.8715in" fo:margin-right="0.009in" table:align="margins"/>
    </style:style>
    <style:style style:name="Table9.A" style:family="table-column">
      <style:table-column-properties style:column-width="6.0444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1215in" fo:margin-left="0.8715in" fo:margin-right="-0.0681in" table:align="margins"/>
    </style:style>
    <style:style style:name="Table10.A" style:family="table-column">
      <style:table-column-properties style:column-width="6.1215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8083in" style:rel-column-width="7647*"/>
    </style:style>
    <style:style style:name="Table11.B" style:family="table-column">
      <style:table-column-properties style:column-width="2.1736in" style:rel-column-width="20563*"/>
    </style:style>
    <style:style style:name="Table11.C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C1" style:family="table-cell">
      <style:table-cell-properties fo:padding="0in" fo:border="none"/>
    </style:style>
    <style:style style:name="Table12" style:family="table">
      <style:table-properties style:width="0.9903in" table:align="left"/>
    </style:style>
    <style:style style:name="Table12.A" style:family="table-column">
      <style:table-column-properties style:column-width="0.9903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188in" table:align="left"/>
    </style:style>
    <style:style style:name="Table13.A" style:family="table-column">
      <style:table-column-properties style:column-width="0.2958in"/>
    </style:style>
    <style:style style:name="Table13.B" style:family="table-column">
      <style:table-column-properties style:column-width="6.6229in"/>
    </style:style>
    <style:style style:name="Table13.1" style:family="table-row">
      <style:table-row-properties style:min-row-height="0.2958in"/>
    </style:style>
    <style:style style:name="Table13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P-46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{dikeluarkan}, {tgl_dikeluarkan}</text:p>
          </table:table-cell>
        </table:table-row>
        <table:table-row>
          <table:table-cell table:style-name="Table3.A1" office:value-type="string">
            <text:p text:style-name="P1">KEPADA YTH :</text:p>
            <text:p text:style-name="P1">KETUA PENGADILAN TINGGI</text:p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Melalui :</text:p>
            <text:p text:style-name="P1">KETUA PENGADILAN NEGERI</text:p>
            <text:p text:style-name="Table_20_Contents">{kejaksaan}</text:p>
          </table:table-cell>
        </table:table-row>
        <table:table-row>
          <table:table-cell table:style-name="Table3.A1" office:value-type="string">
            <text:p text:style-name="P1">DI-</text:p>
          </table:table-cell>
        </table:table-row>
        <table:table-row>
          <table:table-cell table:style-name="Table3.A1" office:value-type="string">
            <text:p text:style-name="Table_20_Contents">{ditempat}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Perihal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perihal}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Mengingat ketentuan pasal 67, 233 jo 237 KUHAP terhadap putusan Pengadilan Negeri {kejaksaan1} Nomor {nomor} Tanggal {tanggal} dalam perkara atas nama terdakwa :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Nama lengkap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nama_lengkap}</text:p>
          </table:table-cell>
        </table:table-row>
        <table:table-row>
          <table:table-cell table:style-name="Table6.A1" office:value-type="string">
            <text:p text:style-name="P2">Tempat lahir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tempat_lahir}</text:p>
          </table:table-cell>
        </table:table-row>
        <table:table-row>
          <table:table-cell table:style-name="Table6.A1" office:value-type="string">
            <text:p text:style-name="P2">Umur/tanggal lahir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umur}/{tgl_lahir}</text:p>
          </table:table-cell>
        </table:table-row>
        <table:table-row>
          <table:table-cell table:style-name="Table6.A1" office:value-type="string">
            <text:p text:style-name="P2">Jenis kelamin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jenis_kelamin}</text:p>
          </table:table-cell>
        </table:table-row>
        <table:table-row>
          <table:table-cell table:style-name="Table6.A1" office:value-type="string">
            <text:p text:style-name="P2">Kebangsaan / Kewarganegaraan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kebangsaan}</text:p>
          </table:table-cell>
        </table:table-row>
        <table:table-row>
          <table:table-cell table:style-name="Table6.A1" office:value-type="string">
            <text:p text:style-name="P2">Tempat tinggal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tempat_tinggal}</text:p>
          </table:table-cell>
        </table:table-row>
        <table:table-row>
          <table:table-cell table:style-name="Table6.A1" office:value-type="string">
            <text:p text:style-name="P2">Agama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agama}</text:p>
          </table:table-cell>
        </table:table-row>
        <table:table-row>
          <table:table-cell table:style-name="Table6.A1" office:value-type="string">
            <text:p text:style-name="P2">Pekerjaan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pekerjaan}</text:p>
          </table:table-cell>
        </table:table-row>
        <table:table-row>
          <table:table-cell table:style-name="Table6.A1" office:value-type="string">
            <text:p text:style-name="P2">Pendidikan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pendidikan}</text:p>
          </table:table-cell>
        </table:table-row>
        <table:table-row>
          <table:table-cell table:style-name="Table6.A1" office:value-type="string">
            <text:p text:style-name="P2">Dengan amar putusan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{amar_putusan}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">Atas putusan tersebut, terdakwa menyatakan : {perihal}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2">Kami Penuntut Umum pada Kejaksaan Negeri {kejaksaan1} pada tanggal {tanggal} <text:s/>(jadi masih dalam tenggang waktu yang ditentukan oleh Undang-undang) telah</text:p>
            <text:p text:style-name="P2">menyatakan {perihal}.) 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2">Adapun alasan-alasan yang kami ajukan untuk menyatakan {perihal} terhadap putusan</text:p>
            <text:p text:style-name="P2">Pengadilan Negeri ialah sebagai berikut : {putusan} 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">Oleh karena itu, dengan ini kami mohon supaya Pengadilan Tinggi {pengadilan} menerima permohonan banding dan menyatakan bahwa terdakwa bersalah melakukan tindak pidana {tindak_pidana} melanggar pasal {pasal} serta menjatuhkan pidana kepada terdakwa {nama_lengkap} ( dan hal-hal lain yang diminta banding) dan dibebani biaya perkara sebesar Rp.{sebesar ({nilai}) sesuai dengan apa yang kami mintakan dalam tuntutan pidana yang kami ajukan tanggal{tanggal}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C1" office:value-type="string">
            <text:p text:style-name="P4">{kejaksaan}</text:p>
            <text:p text:style-name="P6">SELAKU PENUNTUT UMUM</text:p>
            <text:p text:style-name="P4"/>
            <text:p text:style-name="P4"/>
            <text:p text:style-name="P4"/>
            <text:p text:style-name="P4"/>
            <text:p text:style-name="P5">{nama_penandatangan}</text:p>
            <text:p text:style-name="P4"><text:s text:c="2"/>{pangkat} NIP. {nip_penandatangan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CATATAN :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Dalam hal terdakwa mengajukan permohonan banding, Jaksa Penuntut Umum berkewajiban untuk membuat kontra memori banding. <text:s/>Model surat ini dapat dipergunakan dalam pengajuan kontra memori banding, dengan mengadakai penyesuaian seperlunya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yang bersifat penghargaan teatang suatu kenyataan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hasil pembuktian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jenis hukuman.</text:p>
          </table:table-cell>
        </table:table-row>
        <table:table-row>
          <table:table-cell table:style-name="Table13.A1" office:value-type="string">
            <text:p text:style-name="Table_20_Contents">- </text:p>
          </table:table-cell>
          <table:table-cell table:style-name="Table13.A1" office:value-type="string">
            <text:p text:style-name="Table_20_Contents">Keberatan tentang penggunaan keterangan-ketetangan saksi yang berlainan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siapa yang didengar sebagai saksi (perhatikan pasal 160 KUHAP}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mengenai penilaian basil pembuktian/penghargaan dari suatu kenyataan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dirampas tidaknya barang bukti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liru menafsirkan adanya suatu unsur delict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Keberatan yang berkaitan dengan alasan pembenaran atau pemaaf, dan lain sebagainya. Pilih alasan. banding yang sesuai dengan perkara yang bersangkutan dengan cara menguraikan alasan-alasan untuk mematahkan pertimbangan hakim.</text:p>
          </table:table-cell>
        </table:table-row>
        <table:table-row>
          <table:table-cell table:style-name="Table13.A1" office:value-type="string">
            <text:p text:style-name="Table_20_Contents">-</text:p>
          </table:table-cell>
          <table:table-cell table:style-name="Table13.A1" office:value-type="string">
            <text:p text:style-name="Table_20_Contents">Memori banding dikirim ke Pengadilan Tinggi melalui Pengadilan Negeri dengan surat pengantar yang ditandatangani oleh KAJARI dan lembusannya dikirim kepada JAM PIDUM/PIDSUS, KAJATI dan KETUA PENGADILAN TINGG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0:32:08.72</meta:creation-date>
    <dc:date>2016-06-21T11:11:34.22</dc:date>
    <meta:editing-duration>PT1H29M10S</meta:editing-duration>
    <meta:editing-cycles>36</meta:editing-cycles>
    <meta:generator>OpenOffice/4.1.1$Win32 OpenOffice.org_project/411m6$Build-9775</meta:generator>
    <meta:document-statistic meta:table-count="13" meta:image-count="0" meta:object-count="0" meta:page-count="2" meta:paragraph-count="79" meta:word-count="346" meta:character-count="2639"/>
    <dc:creator>hadi wibowo</dc:creator>
  </office:meta>
</office:document-meta>
</file>